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automatic-styles>
    <style:style style:name="co1" style:family="table-column">
      <style:table-column-properties fo:break-before="auto" style:column-width="3.3154in"/>
    </style:style>
    <style:style style:name="co2" style:family="table-column">
      <style:table-column-properties fo:break-before="auto" style:column-width="0.8665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0.2118in"/>
    </style:style>
    <style:style style:name="co6" style:family="table-column">
      <style:table-column-properties fo:break-before="auto" style:column-width="1.5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2in" fo:break-before="auto" style:use-optimal-row-height="false"/>
    </style:style>
    <style:style style:name="ro2" style:family="table-row">
      <style:table-row-properties style:row-height="1.492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3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0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font-name="Alegreya Sans:onum=1&amp;tnum=1" fo:font-size="12pt"/>
    </style:style>
    <style:style style:name="ce129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3" style:family="table-cell" style:parent-style-name="Default">
      <style:table-cell-properties fo:border="none"/>
      <style:text-properties style:font-name="Alegreya Sans:onum=1&amp;tnum=1" fo:font-size="12pt"/>
    </style:style>
    <style:style style:name="ce134" style:family="table-cell" style:parent-style-name="Default">
      <style:text-properties style:font-name="Alegreya Sans:onum=1&amp;tnum=1" fo:font-size="12pt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:onum=1&amp;tnum=1" fo:font-size="12pt" style:font-size-asian="12pt" style:font-size-complex="12pt"/>
    </style:style>
    <style:style style:name="ce9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3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:onum=1&amp;tnum=1" fo:font-size="12pt" style:font-size-asian="12pt" style:font-size-complex="12pt"/>
    </style:style>
    <style:style style:name="ce16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6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onum=1&amp;tnum=1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style:font-name="Alegreya Sans:onum=1&amp;tnum=1" fo:font-size="12pt"/>
    </style:style>
    <style:style style:name="ce178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" fo:font-size="12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1" style:family="table-cell" style:parent-style-name="Default" style:data-style-name="N10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Alegreya Sans:onum=1&amp;tnum=1" fo:font-size="12pt"/>
    </style:style>
    <style:style style:name="ce182" style:family="table-cell" style:parent-style-name="Default">
      <style:table-cell-properties fo:border="none"/>
      <style:text-properties style:font-name="Alegreya Sans:onum=1&amp;tnum=1" fo:font-size="12pt"/>
    </style:style>
    <style:style style:name="ce183" style:family="table-cell" style:parent-style-name="Default">
      <style:text-properties style:font-name="Alegreya Sans:onum=1&amp;tnum=1"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nsolidated Activities" table:style-name="ta1" table:print-ranges="'Consolidated Activities'.A1:'Consolidated Activities'.O35">
        <office:forms form:automatic-focus="false" form:apply-design-mode="false"/>
        <table:table-column table:style-name="co1" table:default-cell-style-name="ce137"/>
        <table:table-column table:style-name="co2" table:default-cell-style-name="ce148"/>
        <table:table-column table:style-name="co3" table:default-cell-style-name="ce151"/>
        <table:table-column table:style-name="co3" table:number-columns-repeated="2" table:default-cell-style-name="ce153"/>
        <table:table-column table:style-name="co3" table:number-columns-repeated="2" table:default-cell-style-name="ce148"/>
        <table:table-column table:style-name="co1" table:default-cell-style-name="ce148"/>
        <table:table-column table:style-name="co3" table:default-cell-style-name="ce148"/>
        <table:table-column table:style-name="co4" table:number-columns-repeated="5" table:default-cell-style-name="ce148"/>
        <table:table-column table:style-name="co4" table:default-cell-style-name="ce166"/>
        <table:table-column table:style-name="co5" table:number-columns-repeated="2" table:default-cell-style-name="ce179"/>
        <table:table-column table:style-name="co6" table:default-cell-style-name="ce179"/>
        <table:table-column table:style-name="co5" table:number-columns-repeated="16305" table:default-cell-style-name="ce179"/>
        <table:table-column table:style-name="co5" table:number-columns-repeated="34" table:default-cell-style-name="Default"/>
        <table:table-column table:style-name="co7" table:number-columns-repeated="27" table:default-cell-style-name="Default"/>
        <table:table-row table:style-name="ro1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  <table:table-cell table:style-name="ce16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2" office:value-type="string" calcext:value-type="string">
            <text:p>UNRESTRICTED NET ASSETS</text:p>
          </table:table-cell>
          <table:table-cell table:style-name="ce139"/>
          <table:table-cell table:style-name="ce139" table:number-columns-spanned="2" table:number-rows-spanned="1"/>
          <table:covered-table-cell table:style-name="ce139"/>
          <table:table-cell table:style-name="ce139"/>
          <table:table-cell table:style-name="ce146" table:number-columns-repeated="2"/>
          <table:table-cell table:style-name="ce112" office:value-type="string" calcext:value-type="string">
            <text:p>UNRESTRICTED NET ASSETS</text:p>
          </table:table-cell>
          <table:table-cell table:style-name="ce146" table:number-columns-repeated="6"/>
          <table:table-cell table:style-name="ce163"/>
          <table:table-cell table:style-name="ce168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3" office:value-type="string" calcext:value-type="string">
            <text:p>REVENUES</text:p>
          </table:table-cell>
          <table:table-cell table:style-name="ce140"/>
          <table:table-cell table:style-name="ce144" table:number-columns-repeated="3"/>
          <table:table-cell table:style-name="ce154" table:number-columns-repeated="2"/>
          <table:table-cell table:style-name="ce113" office:value-type="string" calcext:value-type="string">
            <text:p>REVENUES</text:p>
          </table:table-cell>
          <table:table-cell table:style-name="ce154" table:number-columns-repeated="6"/>
          <table:table-cell table:style-name="ce164"/>
          <table:table-cell table:style-name="ce169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LCFF State Aid &amp; Property Tax Revenue</text:p>
          </table:table-cell>
          <table:table-cell table:style-name="ce141" table:number-columns-repeated="4"/>
          <table:table-cell table:style-name="ce142" office:value-type="currency" office:currency="USD" office:value="23505887" calcext:value-type="currency">
            <text:p>$23,505,887</text:p>
          </table:table-cell>
          <table:table-cell table:style-name="ce142" office:value-type="currency" office:currency="USD" office:value="29395472" calcext:value-type="currency">
            <text:p>$29,395,472</text:p>
          </table:table-cell>
          <table:table-cell table:style-name="ce115" office:value-type="string" calcext:value-type="string">
            <text:p>LCFF State Aid &amp; Property Tax Revenue</text:p>
          </table:table-cell>
          <table:table-cell table:style-name="ce142" office:value-type="currency" office:currency="USD" office:value="36874280" calcext:value-type="currency">
            <text:p>$36,874,280</text:p>
          </table:table-cell>
          <table:table-cell table:style-name="ce142" office:value-type="currency" office:currency="USD" office:value="38756121" calcext:value-type="currency">
            <text:p>$38,756,121</text:p>
          </table:table-cell>
          <table:table-cell table:style-name="ce142" office:value-type="currency" office:currency="USD" office:value="54505286" calcext:value-type="currency">
            <text:p>$54,505,286</text:p>
          </table:table-cell>
          <table:table-cell table:style-name="ce142" office:value-type="currency" office:currency="USD" office:value="63871048" calcext:value-type="currency">
            <text:p>$63,871,048</text:p>
          </table:table-cell>
          <table:table-cell table:style-name="ce142" office:value-type="currency" office:currency="USD" office:value="66915020" calcext:value-type="currency">
            <text:p>$66,915,020</text:p>
          </table:table-cell>
          <table:table-cell table:style-name="ce142" office:value-type="currency" office:currency="USD" office:value="68946084" calcext:value-type="currency">
            <text:p>$68,946,084</text:p>
          </table:table-cell>
          <table:table-cell table:style-name="ce145" office:value-type="currency" office:currency="USD" office:value="68623477" calcext:value-type="currency">
            <text:p>$68,623,477</text:p>
          </table:table-cell>
          <table:table-cell table:style-name="ce170" table:number-columns-repeated="16308"/>
          <table:table-cell table:style-name="ce182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Categorical grant revenue</text:p>
          </table:table-cell>
          <table:table-cell table:style-name="ce142" office:value-type="currency" office:currency="USD" office:value="802227" calcext:value-type="currency">
            <text:p>$802,227</text:p>
          </table:table-cell>
          <table:table-cell table:style-name="ce142" office:value-type="currency" office:currency="USD" office:value="1286595" calcext:value-type="currency">
            <text:p>$1,286,595</text:p>
          </table:table-cell>
          <table:table-cell table:style-name="ce142" office:value-type="currency" office:currency="USD" office:value="2234521" calcext:value-type="currency">
            <text:p>$2,234,521</text:p>
          </table:table-cell>
          <table:table-cell table:style-name="ce142" office:value-type="currency" office:currency="USD" office:value="3324789" calcext:value-type="currency">
            <text:p>$3,324,789</text:p>
          </table:table-cell>
          <table:table-cell table:style-name="ce145" table:number-columns-repeated="2"/>
          <table:table-cell table:style-name="ce115" office:value-type="string" calcext:value-type="string">
            <text:p>Categorical grant revenue</text:p>
          </table:table-cell>
          <table:table-cell table:style-name="ce145" table:number-columns-repeated="6"/>
          <table:table-cell table:style-name="ce142"/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Property taxes</text:p>
          </table:table-cell>
          <table:table-cell table:style-name="ce142" office:value-type="currency" office:currency="USD" office:value="2905691" calcext:value-type="currency">
            <text:p>$2,905,691</text:p>
          </table:table-cell>
          <table:table-cell table:style-name="ce142" office:value-type="currency" office:currency="USD" office:value="2757142" calcext:value-type="currency">
            <text:p>$2,757,142</text:p>
          </table:table-cell>
          <table:table-cell table:style-name="ce142" office:value-type="currency" office:currency="USD" office:value="4178669" calcext:value-type="currency">
            <text:p>$4,178,669</text:p>
          </table:table-cell>
          <table:table-cell table:style-name="ce142" office:value-type="currency" office:currency="USD" office:value="5422165" calcext:value-type="currency">
            <text:p>$5,422,165</text:p>
          </table:table-cell>
          <table:table-cell table:style-name="ce142" office:value-type="currency" office:currency="USD" office:value="6328495" calcext:value-type="currency">
            <text:p>$6,328,495</text:p>
          </table:table-cell>
          <table:table-cell table:style-name="ce142" office:value-type="currency" office:currency="USD" office:value="7536074" calcext:value-type="currency">
            <text:p>$7,536,074</text:p>
          </table:table-cell>
          <table:table-cell table:style-name="ce115" office:value-type="string" calcext:value-type="string">
            <text:p>Property taxes</text:p>
          </table:table-cell>
          <table:table-cell table:style-name="ce142" office:value-type="currency" office:currency="USD" office:value="9388704" calcext:value-type="currency">
            <text:p>$9,388,704</text:p>
          </table:table-cell>
          <table:table-cell table:style-name="ce142" office:value-type="currency" office:currency="USD" office:value="13886120" calcext:value-type="currency">
            <text:p>$13,886,120</text:p>
          </table:table-cell>
          <table:table-cell table:style-name="ce155" table:number-columns-repeated="4"/>
          <table:table-cell table:style-name="ce142"/>
          <table:table-cell table:style-name="ce172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Apportionment revenue</text:p>
          </table:table-cell>
          <table:table-cell table:style-name="ce142" office:value-type="currency" office:currency="USD" office:value="1307654" calcext:value-type="currency">
            <text:p>$1,307,654</text:p>
          </table:table-cell>
          <table:table-cell table:style-name="ce142" office:value-type="currency" office:currency="USD" office:value="3808147" calcext:value-type="currency">
            <text:p>$3,808,147</text:p>
          </table:table-cell>
          <table:table-cell table:style-name="ce142" office:value-type="currency" office:currency="USD" office:value="7750396" calcext:value-type="currency">
            <text:p>$7,750,396</text:p>
          </table:table-cell>
          <table:table-cell table:style-name="ce142" office:value-type="currency" office:currency="USD" office:value="13345784" calcext:value-type="currency">
            <text:p>$13,345,784</text:p>
          </table:table-cell>
          <table:table-cell table:style-name="ce142" office:value-type="currency" office:currency="USD" office:value="2005025" calcext:value-type="currency">
            <text:p>$2,005,025</text:p>
          </table:table-cell>
          <table:table-cell table:style-name="ce142" office:value-type="currency" office:currency="USD" office:value="7039060" calcext:value-type="currency">
            <text:p>$7,039,060</text:p>
          </table:table-cell>
          <table:table-cell table:style-name="ce115" office:value-type="string" calcext:value-type="string">
            <text:p>Apportionment revenue</text:p>
          </table:table-cell>
          <table:table-cell table:style-name="ce142" office:value-type="currency" office:currency="USD" office:value="11304499" calcext:value-type="currency">
            <text:p>$11,304,499</text:p>
          </table:table-cell>
          <table:table-cell table:style-name="ce142" office:value-type="currency" office:currency="USD" office:value="20628908" calcext:value-type="currency">
            <text:p>$20,628,908</text:p>
          </table:table-cell>
          <table:table-cell table:style-name="ce142" office:value-type="currency" office:currency="USD" office:value="24205579" calcext:value-type="currency">
            <text:p>$24,205,579</text:p>
          </table:table-cell>
          <table:table-cell table:style-name="ce142" office:value-type="currency" office:currency="USD" office:value="29960397" calcext:value-type="currency">
            <text:p>$29,960,397</text:p>
          </table:table-cell>
          <table:table-cell table:style-name="ce142" office:value-type="currency" office:currency="USD" office:value="35399299" calcext:value-type="currency">
            <text:p>$35,399,299</text:p>
          </table:table-cell>
          <table:table-cell table:style-name="ce142" office:value-type="currency" office:currency="USD" office:value="41743700" calcext:value-type="currency">
            <text:p>$41,743,700</text:p>
          </table:table-cell>
          <table:table-cell table:style-name="ce142" office:value-type="currency" office:currency="USD" office:value="44700518" calcext:value-type="currency">
            <text:p>$44,700,518</text:p>
          </table:table-cell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Other State revenue</text:p>
          </table:table-cell>
          <table:table-cell table:style-name="ce142" office:value-type="currency" office:currency="USD" office:value="1307189" calcext:value-type="currency">
            <text:p>$1,307,189</text:p>
          </table:table-cell>
          <table:table-cell table:style-name="ce142" office:value-type="currency" office:currency="USD" office:value="2158917" calcext:value-type="currency">
            <text:p>$2,158,917</text:p>
          </table:table-cell>
          <table:table-cell table:style-name="ce142" office:value-type="currency" office:currency="USD" office:value="3612096" calcext:value-type="currency">
            <text:p>$3,612,096</text:p>
          </table:table-cell>
          <table:table-cell table:style-name="ce142" office:value-type="currency" office:currency="USD" office:value="6279357" calcext:value-type="currency">
            <text:p>$6,279,357</text:p>
          </table:table-cell>
          <table:table-cell table:style-name="ce142" office:value-type="currency" office:currency="USD" office:value="8107055" calcext:value-type="currency">
            <text:p>$8,107,055</text:p>
          </table:table-cell>
          <table:table-cell table:style-name="ce142" office:value-type="currency" office:currency="USD" office:value="9200216" calcext:value-type="currency">
            <text:p>$9,200,216</text:p>
          </table:table-cell>
          <table:table-cell table:style-name="ce115" office:value-type="string" calcext:value-type="string">
            <text:p>Other State revenue</text:p>
          </table:table-cell>
          <table:table-cell table:style-name="ce142" office:value-type="currency" office:currency="USD" office:value="11818504" calcext:value-type="currency">
            <text:p>$11,818,504</text:p>
          </table:table-cell>
          <table:table-cell table:style-name="ce142" office:value-type="currency" office:currency="USD" office:value="12324370" calcext:value-type="currency">
            <text:p>$12,324,370</text:p>
          </table:table-cell>
          <table:table-cell table:style-name="ce142" office:value-type="currency" office:currency="USD" office:value="14517185" calcext:value-type="currency">
            <text:p>$14,517,185</text:p>
          </table:table-cell>
          <table:table-cell table:style-name="ce142" office:value-type="currency" office:currency="USD" office:value="21341595" calcext:value-type="currency">
            <text:p>$21,341,595</text:p>
          </table:table-cell>
          <table:table-cell table:style-name="ce142" office:value-type="currency" office:currency="USD" office:value="20884624" calcext:value-type="currency">
            <text:p>$20,884,624</text:p>
          </table:table-cell>
          <table:table-cell table:style-name="ce142" office:value-type="currency" office:currency="USD" office:value="23380609" calcext:value-type="currency">
            <text:p>$23,380,609</text:p>
          </table:table-cell>
          <table:table-cell table:style-name="ce142" office:value-type="currency" office:currency="USD" office:value="29777584" calcext:value-type="currency">
            <text:p>$29,777,584</text:p>
          </table:table-cell>
          <table:table-cell table:style-name="ce171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Federal revenue</text:p>
          </table:table-cell>
          <table:table-cell table:style-name="ce142" office:value-type="currency" office:currency="USD" office:value="1438772" calcext:value-type="currency">
            <text:p>$1,438,772</text:p>
          </table:table-cell>
          <table:table-cell table:style-name="ce142" office:value-type="currency" office:currency="USD" office:value="1846344" calcext:value-type="currency">
            <text:p>$1,846,344</text:p>
          </table:table-cell>
          <table:table-cell table:style-name="ce142" office:value-type="currency" office:currency="USD" office:value="2791168" calcext:value-type="currency">
            <text:p>$2,791,168</text:p>
          </table:table-cell>
          <table:table-cell table:style-name="ce150" office:value-type="currency" office:currency="USD" office:value="3794964" calcext:value-type="currency">
            <text:p>$3,794,964</text:p>
          </table:table-cell>
          <table:table-cell table:style-name="ce142" office:value-type="currency" office:currency="USD" office:value="6257194" calcext:value-type="currency">
            <text:p>$6,257,194</text:p>
          </table:table-cell>
          <table:table-cell table:style-name="ce142" office:value-type="currency" office:currency="USD" office:value="8136903" calcext:value-type="currency">
            <text:p>$8,136,903</text:p>
          </table:table-cell>
          <table:table-cell table:style-name="ce115" office:value-type="string" calcext:value-type="string">
            <text:p>Federal revenue</text:p>
          </table:table-cell>
          <table:table-cell table:style-name="ce142" office:value-type="currency" office:currency="USD" office:value="9850236" calcext:value-type="currency">
            <text:p>$9,850,236</text:p>
          </table:table-cell>
          <table:table-cell table:style-name="ce142" office:value-type="currency" office:currency="USD" office:value="11057467" calcext:value-type="currency">
            <text:p>$11,057,467</text:p>
          </table:table-cell>
          <table:table-cell table:style-name="ce142" office:value-type="currency" office:currency="USD" office:value="12951747" calcext:value-type="currency">
            <text:p>$12,951,747</text:p>
          </table:table-cell>
          <table:table-cell table:style-name="ce142" office:value-type="currency" office:currency="USD" office:value="12974150" calcext:value-type="currency">
            <text:p>$12,974,150</text:p>
          </table:table-cell>
          <table:table-cell table:style-name="ce142" office:value-type="currency" office:currency="USD" office:value="11965795" calcext:value-type="currency">
            <text:p>$11,965,795</text:p>
          </table:table-cell>
          <table:table-cell table:style-name="ce142" office:value-type="currency" office:currency="USD" office:value="19487194" calcext:value-type="currency">
            <text:p>$19,487,194</text:p>
          </table:table-cell>
          <table:table-cell table:style-name="ce142" office:value-type="currency" office:currency="USD" office:value="32507563" calcext:value-type="currency">
            <text:p>$32,507,563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Other local revenue</text:p>
          </table:table-cell>
          <table:table-cell table:style-name="ce142" office:value-type="currency" office:currency="USD" office:value="123109" calcext:value-type="currency">
            <text:p>$123,109</text:p>
          </table:table-cell>
          <table:table-cell table:style-name="ce142" office:value-type="currency" office:currency="USD" office:value="1284251" calcext:value-type="currency">
            <text:p>$1,284,251</text:p>
          </table:table-cell>
          <table:table-cell table:style-name="ce142" office:value-type="currency" office:currency="USD" office:value="159258" calcext:value-type="currency">
            <text:p>$159,258</text:p>
          </table:table-cell>
          <table:table-cell table:style-name="ce142" office:value-type="currency" office:currency="USD" office:value="246867" calcext:value-type="currency">
            <text:p>$246,867</text:p>
          </table:table-cell>
          <table:table-cell table:style-name="ce142" office:value-type="currency" office:currency="USD" office:value="330206" calcext:value-type="currency">
            <text:p>$330,206</text:p>
          </table:table-cell>
          <table:table-cell table:style-name="ce142" office:value-type="currency" office:currency="USD" office:value="498053" calcext:value-type="currency">
            <text:p>$498,053</text:p>
          </table:table-cell>
          <table:table-cell table:style-name="ce115" office:value-type="string" calcext:value-type="string">
            <text:p>Other local revenue</text:p>
          </table:table-cell>
          <table:table-cell table:style-name="ce142" office:value-type="currency" office:currency="USD" office:value="385359" calcext:value-type="currency">
            <text:p>$385,359</text:p>
          </table:table-cell>
          <table:table-cell table:style-name="ce142" office:value-type="currency" office:currency="USD" office:value="2766145" calcext:value-type="currency">
            <text:p>$2,766,145</text:p>
          </table:table-cell>
          <table:table-cell table:style-name="ce142" office:value-type="currency" office:currency="USD" office:value="7440059" calcext:value-type="currency">
            <text:p>$7,440,059</text:p>
          </table:table-cell>
          <table:table-cell table:style-name="ce142" office:value-type="currency" office:currency="USD" office:value="3938359" calcext:value-type="currency">
            <text:p>$3,938,359</text:p>
          </table:table-cell>
          <table:table-cell table:style-name="ce142" office:value-type="currency" office:currency="USD" office:value="886809" calcext:value-type="currency">
            <text:p>$886,809</text:p>
          </table:table-cell>
          <table:table-cell table:style-name="ce142" office:value-type="currency" office:currency="USD" office:value="2640117" calcext:value-type="currency">
            <text:p>$2,640,117</text:p>
          </table:table-cell>
          <table:table-cell table:style-name="ce142" office:value-type="currency" office:currency="USD" office:value="1405104" calcext:value-type="currency">
            <text:p>$1,405,104</text:p>
          </table:table-cell>
          <table:table-cell table:style-name="ce174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Contributions</text:p>
          </table:table-cell>
          <table:table-cell table:style-name="ce142" office:value-type="currency" office:currency="USD" office:value="1047856" calcext:value-type="currency">
            <text:p>$1,047,856</text:p>
          </table:table-cell>
          <table:table-cell table:style-name="ce142" office:value-type="currency" office:currency="USD" office:value="5833925" calcext:value-type="currency">
            <text:p>$5,833,925</text:p>
          </table:table-cell>
          <table:table-cell table:style-name="ce142" office:value-type="currency" office:currency="USD" office:value="3848403" calcext:value-type="currency">
            <text:p>$3,848,403</text:p>
          </table:table-cell>
          <table:table-cell table:style-name="ce145" office:value-type="currency" office:currency="USD" office:value="6261881" calcext:value-type="currency">
            <text:p>$6,261,881</text:p>
          </table:table-cell>
          <table:table-cell table:style-name="ce142" office:value-type="currency" office:currency="USD" office:value="7140065" calcext:value-type="currency">
            <text:p>$7,140,065</text:p>
          </table:table-cell>
          <table:table-cell table:style-name="ce142" office:value-type="currency" office:currency="USD" office:value="5251662" calcext:value-type="currency">
            <text:p>$5,251,662</text:p>
          </table:table-cell>
          <table:table-cell table:style-name="ce115" office:value-type="string" calcext:value-type="string">
            <text:p>Contributions</text:p>
          </table:table-cell>
          <table:table-cell table:style-name="ce142" office:value-type="currency" office:currency="USD" office:value="8141627" calcext:value-type="currency">
            <text:p>$8,141,627</text:p>
          </table:table-cell>
          <table:table-cell table:style-name="ce142" office:value-type="currency" office:currency="USD" office:value="8197231" calcext:value-type="currency">
            <text:p>$8,197,231</text:p>
          </table:table-cell>
          <table:table-cell table:style-name="ce142" office:value-type="currency" office:currency="USD" office:value="8006858" calcext:value-type="currency">
            <text:p>$8,006,858</text:p>
          </table:table-cell>
          <table:table-cell table:style-name="ce142" office:value-type="currency" office:currency="USD" office:value="5461149" calcext:value-type="currency">
            <text:p>$5,461,149</text:p>
          </table:table-cell>
          <table:table-cell table:style-name="ce142" office:value-type="currency" office:currency="USD" office:value="6323553" calcext:value-type="currency">
            <text:p>$6,323,553</text:p>
          </table:table-cell>
          <table:table-cell table:style-name="ce142" office:value-type="currency" office:currency="USD" office:value="5798443" calcext:value-type="currency">
            <text:p>$5,798,443</text:p>
          </table:table-cell>
          <table:table-cell table:style-name="ce142" office:value-type="currency" office:currency="USD" office:value="7075182" calcext:value-type="currency">
            <text:p>$7,075,182</text:p>
          </table:table-cell>
          <table:table-cell table:style-name="ce173" table:number-columns-repeated="2"/>
          <table:table-cell table:style-name="ce181" table:formula="of:=SUM([.B11:.G11];[.I11:.O11])" office:value-type="currency" office:currency="USD" office:value="78387835" calcext:value-type="currency">
            <text:p>$78,387,835</text:p>
          </table:table-cell>
          <table:table-cell table:style-name="ce173" table:number-columns-repeated="16305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Amounts released from restriction</text:p>
          </table:table-cell>
          <table:table-cell table:style-name="ce142" table:number-columns-repeated="2"/>
          <table:table-cell table:style-name="ce142"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1422347" calcext:value-type="currency">
            <text:p>$1,422,347</text:p>
          </table:table-cell>
          <table:table-cell table:style-name="ce142" office:value-type="currency" office:currency="USD" office:value="2780203" calcext:value-type="currency">
            <text:p>$2,780,203</text:p>
          </table:table-cell>
          <table:table-cell table:style-name="ce142" office:value-type="currency" office:currency="USD" office:value="851995" calcext:value-type="currency">
            <text:p>$851,995</text:p>
          </table:table-cell>
          <table:table-cell table:style-name="ce115" office:value-type="string" calcext:value-type="string">
            <text:p>Amounts released from restriction</text:p>
          </table:table-cell>
          <table:table-cell table:style-name="ce142" office:value-type="currency" office:currency="USD" office:value="299290" calcext:value-type="currency">
            <text:p>$299,290</text:p>
          </table:table-cell>
          <table:table-cell table:style-name="ce142" office:value-type="currency" office:currency="USD" office:value="264170" calcext:value-type="currency">
            <text:p>$264,170</text:p>
          </table:table-cell>
          <table:table-cell table:style-name="ce142" office:value-type="currency" office:currency="USD" office:value="670638" calcext:value-type="currency">
            <text:p>$670,638</text:p>
          </table:table-cell>
          <table:table-cell table:style-name="ce142" office:value-type="currency" office:currency="USD" office:value="799680" calcext:value-type="currency">
            <text:p>$799,680</text:p>
          </table:table-cell>
          <table:table-cell table:style-name="ce142" office:value-type="currency" office:currency="USD" office:value="187450" calcext:value-type="currency">
            <text:p>$187,450</text:p>
          </table:table-cell>
          <table:table-cell table:style-name="ce142" office:value-type="currency" office:currency="USD" office:value="900000" calcext:value-type="currency">
            <text:p>$900,000</text:p>
          </table:table-cell>
          <table:table-cell table:style-name="ce142" office:value-type="currency" office:currency="USD" office:value="17000" calcext:value-type="currency">
            <text:p>$17,00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9" office:value-type="string" calcext:value-type="string">
            <text:p>Total unrestricted revenues</text:p>
          </table:table-cell>
          <table:table-cell table:style-name="ce143" table:formula="of:=SUM([.B4:.B12])" office:value-type="currency" office:currency="USD" office:value="8932498" calcext:value-type="currency">
            <text:p>$8,932,498</text:p>
          </table:table-cell>
          <table:table-cell table:style-name="ce143" table:formula="of:=SUM([.C4:.C12])" office:value-type="currency" office:currency="USD" office:value="18975321" calcext:value-type="currency">
            <text:p>$18,975,321</text:p>
          </table:table-cell>
          <table:table-cell table:style-name="ce142" table:formula="of:=SUM([.D4:.D12])" office:value-type="currency" office:currency="USD" office:value="26157511" calcext:value-type="currency">
            <text:p>$26,157,511</text:p>
          </table:table-cell>
          <table:table-cell table:style-name="ce142" table:formula="of:=SUM([.E4:.E12])" office:value-type="currency" office:currency="USD" office:value="40098154" calcext:value-type="currency">
            <text:p>$40,098,154</text:p>
          </table:table-cell>
          <table:table-cell table:style-name="ce142" table:formula="of:=SUM([.F4:.F12])" office:value-type="currency" office:currency="USD" office:value="56454130" calcext:value-type="currency">
            <text:p>$56,454,130</text:p>
          </table:table-cell>
          <table:table-cell table:style-name="ce142" table:formula="of:=SUM([.G4:.G12])" office:value-type="currency" office:currency="USD" office:value="67909435" calcext:value-type="currency">
            <text:p>$67,909,435</text:p>
          </table:table-cell>
          <table:table-cell table:style-name="ce119" office:value-type="string" calcext:value-type="string">
            <text:p>Total unrestricted revenues</text:p>
          </table:table-cell>
          <table:table-cell table:style-name="ce142" table:formula="of:=SUM([.I4:.I12])" office:value-type="currency" office:currency="USD" office:value="88062499" calcext:value-type="currency">
            <text:p>$88,062,499</text:p>
          </table:table-cell>
          <table:table-cell table:style-name="ce142" table:formula="of:=SUM([.J4:.J12])" office:value-type="currency" office:currency="USD" office:value="107880532" calcext:value-type="currency">
            <text:p>$107,880,532</text:p>
          </table:table-cell>
          <table:table-cell table:style-name="ce142" table:formula="of:=SUM([.K4:.K12])" office:value-type="currency" office:currency="USD" office:value="122297352" calcext:value-type="currency">
            <text:p>$122,297,352</text:p>
          </table:table-cell>
          <table:table-cell table:style-name="ce142" table:formula="of:=SUM([.L4:.L12])" office:value-type="currency" office:currency="USD" office:value="138346378" calcext:value-type="currency">
            <text:p>$138,346,378</text:p>
          </table:table-cell>
          <table:table-cell table:style-name="ce142" table:formula="of:=SUM([.M4:.M12])" office:value-type="currency" office:currency="USD" office:value="142562550" calcext:value-type="currency">
            <text:p>$142,562,550</text:p>
          </table:table-cell>
          <table:table-cell table:style-name="ce142" table:formula="of:=SUM([.N4:.N12])" office:value-type="currency" office:currency="USD" office:value="162896147" calcext:value-type="currency">
            <text:p>$162,896,147</text:p>
          </table:table-cell>
          <table:table-cell table:style-name="ce142" table:formula="of:=SUM([.O4:.O12])" office:value-type="currency" office:currency="USD" office:value="184106428" calcext:value-type="currency">
            <text:p>$184,106,428</text:p>
          </table:table-cell>
          <table:table-cell table:style-name="ce175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3" office:value-type="string" calcext:value-type="string">
            <text:p>EXPENSES</text:p>
          </table:table-cell>
          <table:table-cell table:style-name="ce144" table:number-columns-repeated="4"/>
          <table:table-cell table:style-name="ce154" table:number-columns-repeated="2"/>
          <table:table-cell table:style-name="ce113" office:value-type="string" calcext:value-type="string">
            <text:p>EXPENSES</text:p>
          </table:table-cell>
          <table:table-cell table:style-name="ce154" table:number-columns-repeated="7"/>
          <table:table-cell table:style-name="ce169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21" office:value-type="string" calcext:value-type="string">
            <text:p>Program expenses</text:p>
          </table:table-cell>
          <table:table-cell table:style-name="ce145" table:number-columns-repeated="4"/>
          <table:table-cell table:style-name="ce142" table:number-columns-repeated="2"/>
          <table:table-cell table:style-name="ce121" office:value-type="string" calcext:value-type="string">
            <text:p>Program expenses</text:p>
          </table:table-cell>
          <table:table-cell table:style-name="ce145" table:number-columns-repeated="7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3" office:value-type="string" calcext:value-type="string">
            <text:p>Educational programs</text:p>
          </table:table-cell>
          <table:table-cell table:style-name="ce142" office:value-type="currency" office:currency="USD" office:value="4719700" calcext:value-type="currency">
            <text:p>$4,719,700</text:p>
          </table:table-cell>
          <table:table-cell table:style-name="ce150" office:value-type="currency" office:currency="USD" office:value="7620063" calcext:value-type="currency">
            <text:p>$7,620,063</text:p>
          </table:table-cell>
          <table:table-cell table:style-name="ce150" office:value-type="currency" office:currency="USD" office:value="13130262" calcext:value-type="currency">
            <text:p>$13,130,262</text:p>
          </table:table-cell>
          <table:table-cell table:style-name="ce150" office:value-type="currency" office:currency="USD" office:value="22280859" calcext:value-type="currency">
            <text:p>$22,280,859</text:p>
          </table:table-cell>
          <table:table-cell table:style-name="ce150" office:value-type="currency" office:currency="USD" office:value="36985459" calcext:value-type="currency">
            <text:p>$36,985,459</text:p>
          </table:table-cell>
          <table:table-cell table:style-name="ce150" office:value-type="currency" office:currency="USD" office:value="46219562" calcext:value-type="currency">
            <text:p>$46,219,562</text:p>
          </table:table-cell>
          <table:table-cell table:style-name="ce123" office:value-type="string" calcext:value-type="string">
            <text:p>Educational programs</text:p>
          </table:table-cell>
          <table:table-cell table:style-name="ce142" office:value-type="currency" office:currency="USD" office:value="55869661" calcext:value-type="currency">
            <text:p>$55,869,661</text:p>
          </table:table-cell>
          <table:table-cell table:style-name="ce142" office:value-type="currency" office:currency="USD" office:value="70573394" calcext:value-type="currency">
            <text:p>$70,573,394</text:p>
          </table:table-cell>
          <table:table-cell table:style-name="ce142" office:value-type="currency" office:currency="USD" office:value="77408214" calcext:value-type="currency">
            <text:p>$77,408,214</text:p>
          </table:table-cell>
          <table:table-cell table:style-name="ce142" office:value-type="currency" office:currency="USD" office:value="92810139" calcext:value-type="currency">
            <text:p>$92,810,139</text:p>
          </table:table-cell>
          <table:table-cell table:style-name="ce142" office:value-type="currency" office:currency="USD" office:value="98929764" calcext:value-type="currency">
            <text:p>$98,929,764</text:p>
          </table:table-cell>
          <table:table-cell table:style-name="ce142" office:value-type="currency" office:currency="USD" office:value="101402187" calcext:value-type="currency">
            <text:p>$101,402,187</text:p>
          </table:table-cell>
          <table:table-cell table:style-name="ce145" office:value-type="currency" office:currency="USD" office:value="132441662" calcext:value-type="currency">
            <text:p>$132,441,662</text:p>
          </table:table-cell>
          <table:table-cell table:style-name="ce176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23" office:value-type="string" calcext:value-type="string">
            <text:p>Site supports &amp; program development</text:p>
          </table:table-cell>
          <table:table-cell table:style-name="ce142"/>
          <table:table-cell table:style-name="ce150"/>
          <table:table-cell table:style-name="ce150" office:value-type="currency" office:currency="USD" office:value="6821115" calcext:value-type="currency">
            <text:p>$6,821,115</text:p>
          </table:table-cell>
          <table:table-cell table:style-name="ce150" office:value-type="currency" office:currency="USD" office:value="10775327" calcext:value-type="currency">
            <text:p>$10,775,327</text:p>
          </table:table-cell>
          <table:table-cell table:style-name="ce142" office:value-type="currency" office:currency="USD" office:value="16905996" calcext:value-type="currency">
            <text:p>$16,905,996</text:p>
          </table:table-cell>
          <table:table-cell table:style-name="ce142" office:value-type="currency" office:currency="USD" office:value="16955433" calcext:value-type="currency">
            <text:p>$16,955,433</text:p>
          </table:table-cell>
          <table:table-cell table:style-name="ce123" office:value-type="string" calcext:value-type="string">
            <text:p>Site supports &amp; program development</text:p>
          </table:table-cell>
          <table:table-cell table:style-name="ce142" office:value-type="currency" office:currency="USD" office:value="20076599" calcext:value-type="currency">
            <text:p>$20,076,599</text:p>
          </table:table-cell>
          <table:table-cell table:style-name="ce142" office:value-type="currency" office:currency="USD" office:value="27977604" calcext:value-type="currency">
            <text:p>$27,977,604</text:p>
          </table:table-cell>
          <table:table-cell table:style-name="ce145" table:number-columns-repeated="2"/>
          <table:table-cell table:style-name="ce142" office:value-type="currency" office:currency="USD" office:value="26861068" calcext:value-type="currency">
            <text:p>$26,861,068</text:p>
          </table:table-cell>
          <table:table-cell table:style-name="ce142" office:value-type="currency" office:currency="USD" office:value="29008887" calcext:value-type="currency">
            <text:p>$29,008,887</text:p>
          </table:table-cell>
          <table:table-cell table:style-name="ce145" office:value-type="currency" office:currency="USD" office:value="33483700" calcext:value-type="currency">
            <text:p>$33,483,700</text:p>
          </table:table-cell>
          <table:table-cell table:style-name="ce176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Program development and expansion</text:p>
          </table:table-cell>
          <table:table-cell table:style-name="ce142" office:value-type="currency" office:currency="USD" office:value="655990" calcext:value-type="currency">
            <text:p>$655,990</text:p>
          </table:table-cell>
          <table:table-cell table:style-name="ce142" office:value-type="currency" office:currency="USD" office:value="735481" calcext:value-type="currency">
            <text:p>$735,481</text:p>
          </table:table-cell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Program development and expansion</text:p>
          </table:table-cell>
          <table:table-cell table:style-name="ce145" table:number-columns-repeated="6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Site supports</text:p>
          </table:table-cell>
          <table:table-cell table:style-name="ce142" office:value-type="currency" office:currency="USD" office:value="1419008" calcext:value-type="currency">
            <text:p>$1,419,008</text:p>
          </table:table-cell>
          <table:table-cell table:style-name="ce142" office:value-type="currency" office:currency="USD" office:value="2719223" calcext:value-type="currency">
            <text:p>$2,719,223</text:p>
          </table:table-cell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Site supports</text:p>
          </table:table-cell>
          <table:table-cell table:style-name="ce145" table:number-columns-repeated="2"/>
          <table:table-cell table:style-name="ce142" office:value-type="currency" office:currency="USD" office:value="13798155" calcext:value-type="currency">
            <text:p>$13,798,155</text:p>
          </table:table-cell>
          <table:table-cell table:style-name="ce142" office:value-type="currency" office:currency="USD" office:value="19510598" calcext:value-type="currency">
            <text:p>$19,510,598</text:p>
          </table:table-cell>
          <table:table-cell table:style-name="ce145" table:number-columns-repeated="2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Supporting services</text:p>
          </table:table-cell>
          <table:table-cell table:style-name="ce145" table:number-columns-repeated="4"/>
          <table:table-cell table:style-name="ce155" table:number-columns-repeated="2"/>
          <table:table-cell table:style-name="ce124" office:value-type="string" calcext:value-type="string">
            <text:p>Supporting services</text:p>
          </table:table-cell>
          <table:table-cell table:style-name="ce155" table:number-columns-repeated="4"/>
          <table:table-cell table:style-name="ce145" table:number-columns-repeated="2"/>
          <table:table-cell table:style-name="ce155"/>
          <table:table-cell table:style-name="ce171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15" office:value-type="string" calcext:value-type="string">
            <text:p>Administration and general</text:p>
          </table:table-cell>
          <table:table-cell table:style-name="ce142" office:value-type="currency" office:currency="USD" office:value="932421" calcext:value-type="currency">
            <text:p>$932,421</text:p>
          </table:table-cell>
          <table:table-cell table:style-name="ce142" office:value-type="currency" office:currency="USD" office:value="2490378" calcext:value-type="currency">
            <text:p>$2,490,378</text:p>
          </table:table-cell>
          <table:table-cell table:style-name="ce142" office:value-type="currency" office:currency="USD" office:value="3472008" calcext:value-type="currency">
            <text:p>$3,472,008</text:p>
          </table:table-cell>
          <table:table-cell table:style-name="ce142" office:value-type="currency" office:currency="USD" office:value="3918745" calcext:value-type="currency">
            <text:p>$3,918,745</text:p>
          </table:table-cell>
          <table:table-cell table:style-name="ce142" office:value-type="currency" office:currency="USD" office:value="3959732" calcext:value-type="currency">
            <text:p>$3,959,732</text:p>
          </table:table-cell>
          <table:table-cell table:style-name="ce142" office:value-type="currency" office:currency="USD" office:value="4933874" calcext:value-type="currency">
            <text:p>$4,933,874</text:p>
          </table:table-cell>
          <table:table-cell table:style-name="ce115" office:value-type="string" calcext:value-type="string">
            <text:p>Administration and general</text:p>
          </table:table-cell>
          <table:table-cell table:style-name="ce142" office:value-type="currency" office:currency="USD" office:value="5748392" calcext:value-type="currency">
            <text:p>$5,748,392</text:p>
          </table:table-cell>
          <table:table-cell table:style-name="ce142" office:value-type="currency" office:currency="USD" office:value="9280970" calcext:value-type="currency">
            <text:p>$9,280,970</text:p>
          </table:table-cell>
          <table:table-cell table:style-name="ce142" office:value-type="currency" office:currency="USD" office:value="27685198" calcext:value-type="currency">
            <text:p>$27,685,198</text:p>
          </table:table-cell>
          <table:table-cell table:style-name="ce142" office:value-type="currency" office:currency="USD" office:value="21743194" calcext:value-type="currency">
            <text:p>$21,743,194</text:p>
          </table:table-cell>
          <table:table-cell table:style-name="ce150" office:value-type="currency" office:currency="USD" office:value="16606399" calcext:value-type="currency">
            <text:p>$16,606,399</text:p>
          </table:table-cell>
          <table:table-cell table:style-name="ce150" office:value-type="currency" office:currency="USD" office:value="17547189" calcext:value-type="currency">
            <text:p>$17,547,189</text:p>
          </table:table-cell>
          <table:table-cell table:style-name="ce142" office:value-type="currency" office:currency="USD" office:value="22879450" calcext:value-type="currency">
            <text:p>$22,879,45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5" office:value-type="string" calcext:value-type="string">
            <text:p>Fundraising</text:p>
          </table:table-cell>
          <table:table-cell table:style-name="ce142" table:number-columns-repeated="2"/>
          <table:table-cell table:style-name="ce145"/>
          <table:table-cell table:style-name="ce142"/>
          <table:table-cell table:style-name="ce145" table:number-columns-repeated="2"/>
          <table:table-cell table:style-name="ce115" office:value-type="string" calcext:value-type="string">
            <text:p>Fundraising</text:p>
          </table:table-cell>
          <table:table-cell table:style-name="ce145" table:number-columns-repeated="2"/>
          <table:table-cell table:style-name="ce161"/>
          <table:table-cell table:style-name="ce142" office:value-type="currency" office:currency="USD" office:value="281801" calcext:value-type="currency">
            <text:p>$281,801</text:p>
          </table:table-cell>
          <table:table-cell table:style-name="ce142" office:value-type="currency" office:currency="USD" office:value="345147" calcext:value-type="currency">
            <text:p>$345,147</text:p>
          </table:table-cell>
          <table:table-cell table:style-name="ce142" office:value-type="currency" office:currency="USD" office:value="440860" calcext:value-type="currency">
            <text:p>$440,860</text:p>
          </table:table-cell>
          <table:table-cell table:style-name="ce142" office:value-type="currency" office:currency="USD" office:value="507147" calcext:value-type="currency">
            <text:p>$507,147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5" office:value-type="string" calcext:value-type="string">
            <text:p>Total supporting services</text:p>
          </table:table-cell>
          <table:table-cell table:style-name="ce142" office:value-type="currency" office:currency="USD" office:value="3007419" calcext:value-type="currency">
            <text:p>$3,007,419</text:p>
          </table:table-cell>
          <table:table-cell table:style-name="ce142" office:value-type="currency" office:currency="USD" office:value="5945082" calcext:value-type="currency">
            <text:p>$5,945,082</text:p>
          </table:table-cell>
          <table:table-cell table:style-name="ce142" office:value-type="currency" office:currency="USD" office:value="10293123" calcext:value-type="currency">
            <text:p>$10,293,123</text:p>
          </table:table-cell>
          <table:table-cell table:style-name="ce142" office:value-type="currency" office:currency="USD" office:value="14694072" calcext:value-type="currency">
            <text:p>$14,694,072</text:p>
          </table:table-cell>
          <table:table-cell table:style-name="ce142" office:value-type="currency" office:currency="USD" office:value="20865728" calcext:value-type="currency">
            <text:p>$20,865,728</text:p>
          </table:table-cell>
          <table:table-cell table:style-name="ce142" office:value-type="currency" office:currency="USD" office:value="21889307" calcext:value-type="currency">
            <text:p>$21,889,307</text:p>
          </table:table-cell>
          <table:table-cell table:style-name="ce125" office:value-type="string" calcext:value-type="string">
            <text:p>Total supporting services</text:p>
          </table:table-cell>
          <table:table-cell table:style-name="ce142" office:value-type="currency" office:currency="USD" office:value="25824991" calcext:value-type="currency">
            <text:p>$25,824,991</text:p>
          </table:table-cell>
          <table:table-cell table:style-name="ce142" office:value-type="currency" office:currency="USD" office:value="37258574" calcext:value-type="currency">
            <text:p>$37,258,574</text:p>
          </table:table-cell>
          <table:table-cell table:style-name="ce142" office:value-type="currency" office:currency="USD" office:value="27685198" calcext:value-type="currency">
            <text:p>$27,685,198</text:p>
          </table:table-cell>
          <table:table-cell table:style-name="ce142" office:value-type="currency" office:currency="USD" office:value="22024995" calcext:value-type="currency">
            <text:p>$22,024,995</text:p>
          </table:table-cell>
          <table:table-cell table:style-name="ce142" office:value-type="currency" office:currency="USD" office:value="16951546" calcext:value-type="currency">
            <text:p>$16,951,546</text:p>
          </table:table-cell>
          <table:table-cell table:style-name="ce142" office:value-type="currency" office:currency="USD" office:value="17988049" calcext:value-type="currency">
            <text:p>$17,988,049</text:p>
          </table:table-cell>
          <table:table-cell table:style-name="ce142" office:value-type="currency" office:currency="USD" office:value="23386597" calcext:value-type="currency">
            <text:p>$23,386,597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5" office:value-type="string" calcext:value-type="string">
            <text:p>Total expenses</text:p>
          </table:table-cell>
          <table:table-cell table:style-name="ce142" office:value-type="currency" office:currency="USD" office:value="7727119" calcext:value-type="currency">
            <text:p>$7,727,119</text:p>
          </table:table-cell>
          <table:table-cell table:style-name="ce142" office:value-type="currency" office:currency="USD" office:value="13565145" calcext:value-type="currency">
            <text:p>$13,565,145</text:p>
          </table:table-cell>
          <table:table-cell table:style-name="ce142" office:value-type="currency" office:currency="USD" office:value="23423385" calcext:value-type="currency">
            <text:p>$23,423,385</text:p>
          </table:table-cell>
          <table:table-cell table:style-name="ce142" office:value-type="currency" office:currency="USD" office:value="36974931" calcext:value-type="currency">
            <text:p>$36,974,931</text:p>
          </table:table-cell>
          <table:table-cell table:style-name="ce142" office:value-type="currency" office:currency="USD" office:value="57851187" calcext:value-type="currency">
            <text:p>$57,851,187</text:p>
          </table:table-cell>
          <table:table-cell table:style-name="ce142" office:value-type="currency" office:currency="USD" office:value="68108869" calcext:value-type="currency">
            <text:p>$68,108,869</text:p>
          </table:table-cell>
          <table:table-cell table:style-name="ce125" office:value-type="string" calcext:value-type="string">
            <text:p>Total expenses</text:p>
          </table:table-cell>
          <table:table-cell table:style-name="ce142" office:value-type="currency" office:currency="USD" office:value="81694652" calcext:value-type="currency">
            <text:p>$81,694,652</text:p>
          </table:table-cell>
          <table:table-cell table:style-name="ce142" office:value-type="currency" office:currency="USD" office:value="107831968" calcext:value-type="currency">
            <text:p>$107,831,968</text:p>
          </table:table-cell>
          <table:table-cell table:style-name="ce142" office:value-type="currency" office:currency="USD" office:value="118891567" calcext:value-type="currency">
            <text:p>$118,891,567</text:p>
          </table:table-cell>
          <table:table-cell table:style-name="ce142" office:value-type="currency" office:currency="USD" office:value="134345732" calcext:value-type="currency">
            <text:p>$134,345,732</text:p>
          </table:table-cell>
          <table:table-cell table:style-name="ce142" office:value-type="currency" office:currency="USD" office:value="142742378" calcext:value-type="currency">
            <text:p>$142,742,378</text:p>
          </table:table-cell>
          <table:table-cell table:style-name="ce142" office:value-type="currency" office:currency="USD" office:value="148399123" calcext:value-type="currency">
            <text:p>$148,399,123</text:p>
          </table:table-cell>
          <table:table-cell table:style-name="ce142" office:value-type="currency" office:currency="USD" office:value="189311959" calcext:value-type="currency">
            <text:p>$189,311,959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Change in unrestricted net assets</text:p>
          </table:table-cell>
          <table:table-cell table:style-name="ce143" office:value-type="currency" office:currency="USD" office:value="1205379" calcext:value-type="currency">
            <text:p>$1,205,379</text:p>
          </table:table-cell>
          <table:table-cell table:style-name="ce143" office:value-type="currency" office:currency="USD" office:value="5410176" calcext:value-type="currency">
            <text:p>$5,410,176</text:p>
          </table:table-cell>
          <table:table-cell table:style-name="ce142" office:value-type="currency" office:currency="USD" office:value="2734126" calcext:value-type="currency">
            <text:p>$2,734,126</text:p>
          </table:table-cell>
          <table:table-cell table:style-name="ce142" office:value-type="currency" office:currency="USD" office:value="3123223" calcext:value-type="currency">
            <text:p>$3,123,223</text:p>
          </table:table-cell>
          <table:table-cell table:style-name="ce156" office:value-type="currency" office:currency="USD" office:value="-1397057" calcext:value-type="currency">
            <text:p>-$1,397,057</text:p>
          </table:table-cell>
          <table:table-cell table:style-name="ce156" office:value-type="currency" office:currency="USD" office:value="-199434" calcext:value-type="currency">
            <text:p>-$199,434</text:p>
          </table:table-cell>
          <table:table-cell table:style-name="ce124" office:value-type="string" calcext:value-type="string">
            <text:p>Change in unrestricted net assets</text:p>
          </table:table-cell>
          <table:table-cell table:style-name="ce142" office:value-type="currency" office:currency="USD" office:value="6367847" calcext:value-type="currency">
            <text:p>$6,367,847</text:p>
          </table:table-cell>
          <table:table-cell table:style-name="ce142" office:value-type="currency" office:currency="USD" office:value="48564" calcext:value-type="currency">
            <text:p>$48,564</text:p>
          </table:table-cell>
          <table:table-cell table:style-name="ce142" office:value-type="currency" office:currency="USD" office:value="3405785" calcext:value-type="currency">
            <text:p>$3,405,785</text:p>
          </table:table-cell>
          <table:table-cell table:style-name="ce142" office:value-type="currency" office:currency="USD" office:value="4000646" calcext:value-type="currency">
            <text:p>$4,000,646</text:p>
          </table:table-cell>
          <table:table-cell table:number-columns-repeated="2" table:style-name="ce142" office:value-type="currency" office:currency="USD" office:value="14497024" calcext:value-type="currency">
            <text:p>$14,497,024</text:p>
          </table:table-cell>
          <table:table-cell table:style-name="ce142" office:value-type="currency" office:currency="USD" office:value="-5205531" calcext:value-type="currency">
            <text:p>-$5,205,531</text:p>
          </table:table-cell>
          <table:table-cell table:style-name="ce17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2">
          <table:table-cell table:style-name="ce130"/>
          <table:table-cell table:style-name="ce145" table:number-columns-repeated="6"/>
          <table:table-cell table:style-name="ce130"/>
          <table:table-cell table:style-name="ce145" table:number-columns-repeated="4"/>
          <table:table-cell table:style-name="ce142" table:number-columns-repeated="2"/>
          <table:table-cell table:style-name="ce145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11" office:value-type="string" calcext:value-type="string">
            <text:p>Year ending June 30</text:p>
          </table:table-cell>
          <table:table-cell table:style-name="ce138" office:value-type="string" calcext:value-type="string">
            <text:p>2010 Total</text:p>
          </table:table-cell>
          <table:table-cell table:style-name="ce149" office:value-type="string" calcext:value-type="string">
            <text:p>2011 Total</text:p>
          </table:table-cell>
          <table:table-cell table:style-name="ce152" office:value-type="string" calcext:value-type="string">
            <text:p>2012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5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2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style-name="ce152" office:value-type="string" calcext:value-type="string">
            <text:p>2019 Total</text:p>
          </table:table-cell>
          <table:table-cell table:style-name="ce152" office:value-type="string" calcext:value-type="string">
            <text:p>2018 Total</text:p>
          </table:table-cell>
          <table:table-cell table:style-name="ce152" office:value-type="string" calcext:value-type="string">
            <text:p>2017 Total</text:p>
          </table:table-cell>
          <table:table-cell table:style-name="ce152" office:value-type="string" calcext:value-type="string">
            <text:p>2016 Total</text:p>
          </table:table-cell>
          <table:table-cell table:style-name="ce152" office:value-type="string" calcext:value-type="string">
            <text:p>2015 Total</text:p>
          </table:table-cell>
          <table:table-cell table:style-name="ce152" office:value-type="string" calcext:value-type="string">
            <text:p>2014 Total</text:p>
          </table:table-cell>
          <table:table-cell table:style-name="ce152" office:value-type="string" calcext:value-type="string">
            <text:p>2013 Total</text:p>
          </table:table-cell>
          <table:table-cell table:style-name="ce152" office:value-type="string" calcext:value-type="string">
            <text:p>2012 Total</text:p>
          </table:table-cell>
          <table:table-cell table:style-name="ce149" office:value-type="string" calcext:value-type="string">
            <text:p>2011 Total</text:p>
          </table:table-cell>
          <table:table-cell table:style-name="ce138" office:value-type="string" calcext:value-type="string">
            <text:p>2010 Total</text:p>
          </table:table-cell>
          <table:table-cell table:style-name="ce111" office:value-type="string" calcext:value-type="string">
            <text:p>Year ending June 30</text:p>
          </table:table-cell>
          <table:table-cell table:style-name="ce152" office:value-type="string" calcext:value-type="string">
            <text:p>2022 Total</text:p>
          </table:table-cell>
          <table:table-cell table:style-name="ce152" office:value-type="string" calcext:value-type="string">
            <text:p>2021 Total</text:p>
          </table:table-cell>
          <table:table-cell table:style-name="ce152" office:value-type="string" calcext:value-type="string">
            <text:p>2020 Total</text:p>
          </table:table-cell>
          <table:table-cell table:number-columns-repeated="27"/>
        </table:table-row>
        <table:table-row table:style-name="ro1">
          <table:table-cell table:style-name="ce112" office:value-type="string" calcext:value-type="string">
            <text:p>TEMPORARILY RESTRICTED NET ASSETS</text:p>
          </table:table-cell>
          <table:table-cell table:style-name="ce146" table:number-columns-repeated="4"/>
          <table:table-cell table:style-name="ce157" table:number-columns-repeated="2"/>
          <table:table-cell table:style-name="ce112" office:value-type="string" calcext:value-type="string">
            <text:p>TEMPORARILY RESTRICTED NET ASSETS</text:p>
          </table:table-cell>
          <table:table-cell table:style-name="ce157" table:number-columns-repeated="6"/>
          <table:table-cell table:style-name="ce146"/>
          <table:table-cell table:style-name="ce178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31" office:value-type="string" calcext:value-type="string">
            <text:p>Amounts released from restriction</text:p>
          </table:table-cell>
          <table:table-cell table:style-name="ce145" table:number-columns-repeated="2"/>
          <table:table-cell table:style-name="ce150" office:value-type="currency" office:currency="USD" office:value="-1422347" calcext:value-type="currency">
            <text:p>-$1,422,347</text:p>
          </table:table-cell>
          <table:table-cell table:style-name="ce145"/>
          <table:table-cell table:style-name="ce142" office:value-type="currency" office:currency="USD" office:value="-2780203" calcext:value-type="currency">
            <text:p>-$2,780,203</text:p>
          </table:table-cell>
          <table:table-cell table:style-name="ce142" office:value-type="currency" office:currency="USD" office:value="-851995" calcext:value-type="currency">
            <text:p>-$851,995</text:p>
          </table:table-cell>
          <table:table-cell table:style-name="ce131" office:value-type="string" calcext:value-type="string">
            <text:p>Amounts released from restriction</text:p>
          </table:table-cell>
          <table:table-cell table:style-name="ce142" office:value-type="currency" office:currency="USD" office:value="-299290" calcext:value-type="currency">
            <text:p>-$299,290</text:p>
          </table:table-cell>
          <table:table-cell table:style-name="ce142" office:value-type="currency" office:currency="USD" office:value="-264170" calcext:value-type="currency">
            <text:p>-$264,170</text:p>
          </table:table-cell>
          <table:table-cell table:style-name="ce142" office:value-type="currency" office:currency="USD" office:value="-670638" calcext:value-type="currency">
            <text:p>-$670,638</text:p>
          </table:table-cell>
          <table:table-cell table:style-name="ce142" office:value-type="currency" office:currency="USD" office:value="-799680" calcext:value-type="currency">
            <text:p>-$799,680</text:p>
          </table:table-cell>
          <table:table-cell table:style-name="ce142" office:value-type="currency" office:currency="USD" office:value="-187450" calcext:value-type="currency">
            <text:p>-$187,450</text:p>
          </table:table-cell>
          <table:table-cell table:style-name="ce142" office:value-type="currency" office:currency="USD" office:value="-900000" calcext:value-type="currency">
            <text:p>-$900,000</text:p>
          </table:table-cell>
          <table:table-cell table:style-name="ce145" office:value-type="currency" office:currency="USD" office:value="-17000" calcext:value-type="currency">
            <text:p>-$17,000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24" office:value-type="string" calcext:value-type="string">
            <text:p>Contributions</text:p>
          </table:table-cell>
          <table:table-cell table:style-name="ce142"/>
          <table:table-cell table:style-name="ce142" office:value-type="currency" office:currency="USD" office:value="1583000" calcext:value-type="currency">
            <text:p>$1,583,000</text:p>
          </table:table-cell>
          <table:table-cell table:number-columns-repeated="2" table:style-name="ce150" office:value-type="currency" office:currency="USD" office:value="2247235" calcext:value-type="currency">
            <text:p>$2,247,235</text:p>
          </table:table-cell>
          <table:table-cell table:style-name="ce142" office:value-type="currency" office:currency="USD" office:value="1652578" calcext:value-type="currency">
            <text:p>$1,652,578</text:p>
          </table:table-cell>
          <table:table-cell table:style-name="ce142" office:value-type="currency" office:currency="USD" office:value="73366" calcext:value-type="currency">
            <text:p>$73,366</text:p>
          </table:table-cell>
          <table:table-cell table:style-name="ce124" office:value-type="string" calcext:value-type="string">
            <text:p>Contributions</text:p>
          </table:table-cell>
          <table:table-cell table:style-name="ce142" office:value-type="currency" office:currency="USD" office:value="300160" calcext:value-type="currency">
            <text:p>$300,160</text:p>
          </table:table-cell>
          <table:table-cell table:style-name="ce142" office:value-type="currency" office:currency="USD" office:value="820305" calcext:value-type="currency">
            <text:p>$820,305</text:p>
          </table:table-cell>
          <table:table-cell table:style-name="ce145" table:number-columns-repeated="2"/>
          <table:table-cell table:style-name="ce142" office:value-type="currency" office:currency="USD" office:value="900000" calcext:value-type="currency">
            <text:p>$900,000</text:p>
          </table:table-cell>
          <table:table-cell table:style-name="ce142" office:value-type="currency" office:currency="USD" office:value="17000" calcext:value-type="currency">
            <text:p>$17,000</text:p>
          </table:table-cell>
          <table:table-cell table:style-name="ce142" office:value-type="currency" office:currency="USD" office:value="433858" calcext:value-type="currency">
            <text:p>$433,858</text:p>
          </table:table-cell>
          <table:table-cell table:style-name="ce177" table:number-columns-repeated="16308"/>
          <table:table-cell table:style-name="ce173" table:number-columns-repeated="34"/>
          <table:table-cell table:style-name="ce34" table:number-columns-repeated="27"/>
        </table:table-row>
        <table:table-row table:style-name="ro1">
          <table:table-cell table:style-name="ce132" office:value-type="string" calcext:value-type="string">
            <text:p>Change in temporarily restricted net assets</text:p>
          </table:table-cell>
          <table:table-cell table:style-name="ce142"/>
          <table:table-cell table:style-name="ce142" office:value-type="currency" office:currency="USD" office:value="1583000" calcext:value-type="currency">
            <text:p>$1,583,000</text:p>
          </table:table-cell>
          <table:table-cell table:style-name="ce145" office:value-type="currency" office:currency="USD" office:value="-13167" calcext:value-type="currency">
            <text:p>-$13,167</text:p>
          </table:table-cell>
          <table:table-cell table:style-name="ce150" office:value-type="currency" office:currency="USD" office:value="824888" calcext:value-type="currency">
            <text:p>$824,888</text:p>
          </table:table-cell>
          <table:table-cell table:style-name="ce156" office:value-type="currency" office:currency="USD" office:value="-1127625" calcext:value-type="currency">
            <text:p>-$1,127,625</text:p>
          </table:table-cell>
          <table:table-cell table:style-name="ce156" office:value-type="currency" office:currency="USD" office:value="-778629" calcext:value-type="currency">
            <text:p>-$778,629</text:p>
          </table:table-cell>
          <table:table-cell table:style-name="ce132" office:value-type="string" calcext:value-type="string">
            <text:p>Change in temporarily restricted net assets</text:p>
          </table:table-cell>
          <table:table-cell table:style-name="ce142" office:value-type="currency" office:currency="USD" office:value="870" calcext:value-type="currency">
            <text:p>$870</text:p>
          </table:table-cell>
          <table:table-cell table:style-name="ce142" office:value-type="currency" office:currency="USD" office:value="556135" calcext:value-type="currency">
            <text:p>$556,135</text:p>
          </table:table-cell>
          <table:table-cell table:style-name="ce142" office:value-type="currency" office:currency="USD" office:value="-58342" calcext:value-type="currency">
            <text:p>-$58,342</text:p>
          </table:table-cell>
          <table:table-cell table:style-name="ce142" office:value-type="currency" office:currency="USD" office:value="-799680" calcext:value-type="currency">
            <text:p>-$799,680</text:p>
          </table:table-cell>
          <table:table-cell table:style-name="ce142" office:value-type="currency" office:currency="USD" office:value="712550" calcext:value-type="currency">
            <text:p>$712,550</text:p>
          </table:table-cell>
          <table:table-cell table:style-name="ce142" office:value-type="currency" office:currency="USD" office:value="-883000" calcext:value-type="currency">
            <text:p>-$883,000</text:p>
          </table:table-cell>
          <table:table-cell table:style-name="ce142" office:value-type="currency" office:currency="USD" office:value="416858" calcext:value-type="currency">
            <text:p>$416,858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/>
          <table:table-cell table:style-name="ce142" table:number-columns-repeated="2"/>
          <table:table-cell table:style-name="ce145"/>
          <table:table-cell table:style-name="ce150"/>
          <table:table-cell table:style-name="ce156" table:number-columns-repeated="2"/>
          <table:table-cell table:style-name="ce132"/>
          <table:table-cell table:style-name="ce142" table:number-columns-repeated="4"/>
          <table:table-cell table:style-name="ce145" table:number-columns-repeated="2"/>
          <table:table-cell table:style-name="ce142"/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Change in net assets</text:p>
          </table:table-cell>
          <table:table-cell table:style-name="ce142" table:formula="of:=SUM([.B35];-[.B34])" office:value-type="currency" office:currency="USD" office:value="1205379" calcext:value-type="currency">
            <text:p>$1,205,379</text:p>
          </table:table-cell>
          <table:table-cell table:style-name="ce142" table:formula="of:=SUM([.C35];-[.C34])" office:value-type="currency" office:currency="USD" office:value="6993176" calcext:value-type="currency">
            <text:p>$6,993,176</text:p>
          </table:table-cell>
          <table:table-cell table:style-name="ce142" table:formula="of:=SUM([.D35];-[.D34])" office:value-type="currency" office:currency="USD" office:value="2720959" calcext:value-type="currency">
            <text:p>$2,720,959</text:p>
          </table:table-cell>
          <table:table-cell table:style-name="ce142" table:formula="of:=SUM([.E35];-[.E34])" office:value-type="currency" office:currency="USD" office:value="3948111" calcext:value-type="currency">
            <text:p>$3,948,111</text:p>
          </table:table-cell>
          <table:table-cell table:style-name="ce142" table:formula="of:=SUM([.F35];-[.F34])" office:value-type="currency" office:currency="USD" office:value="-2524682" calcext:value-type="currency">
            <text:p>-$2,524,682</text:p>
          </table:table-cell>
          <table:table-cell table:style-name="ce142" table:formula="of:=SUM([.G35];-[.G34])" office:value-type="currency" office:currency="USD" office:value="-978063" calcext:value-type="currency">
            <text:p>-$978,063</text:p>
          </table:table-cell>
          <table:table-cell table:style-name="ce132" office:value-type="string" calcext:value-type="string">
            <text:p>Change in net assets</text:p>
          </table:table-cell>
          <table:table-cell table:style-name="ce142" table:formula="of:=SUM([.I35];-[.I34])" office:value-type="currency" office:currency="USD" office:value="6368717" calcext:value-type="currency">
            <text:p>$6,368,717</text:p>
          </table:table-cell>
          <table:table-cell table:style-name="ce142" table:formula="of:=SUM([.J35];-[.J34])" office:value-type="currency" office:currency="USD" office:value="604699" calcext:value-type="currency">
            <text:p>$604,699</text:p>
          </table:table-cell>
          <table:table-cell table:style-name="ce142" office:value-type="currency" office:currency="USD" office:value="3347443" calcext:value-type="currency">
            <text:p>$3,347,443</text:p>
          </table:table-cell>
          <table:table-cell table:style-name="ce142" office:value-type="currency" office:currency="USD" office:value="3200966" calcext:value-type="currency">
            <text:p>$3,200,966</text:p>
          </table:table-cell>
          <table:table-cell table:style-name="ce142" office:value-type="currency" office:currency="USD" office:value="532722" calcext:value-type="currency">
            <text:p>$532,722</text:p>
          </table:table-cell>
          <table:table-cell table:style-name="ce142" office:value-type="currency" office:currency="USD" office:value="13614024" calcext:value-type="currency">
            <text:p>$13,614,024</text:p>
          </table:table-cell>
          <table:table-cell table:style-name="ce142" office:value-type="currency" office:currency="USD" office:value="-4788673" calcext:value-type="currency">
            <text:p>-$4,788,673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Beginning net assets</text:p>
          </table:table-cell>
          <table:table-cell table:style-name="ce142" office:value-type="currency" office:currency="USD" office:value="1013585" calcext:value-type="currency">
            <text:p>$1,013,585</text:p>
          </table:table-cell>
          <table:table-cell table:style-name="ce142" office:value-type="currency" office:currency="USD" office:value="2218964" calcext:value-type="currency">
            <text:p>$2,218,964</text:p>
          </table:table-cell>
          <table:table-cell table:style-name="ce142" office:value-type="currency" office:currency="USD" office:value="9212140" calcext:value-type="currency">
            <text:p>$9,212,140</text:p>
          </table:table-cell>
          <table:table-cell table:style-name="ce142" office:value-type="currency" office:currency="USD" office:value="11933099" calcext:value-type="currency">
            <text:p>$11,933,099</text:p>
          </table:table-cell>
          <table:table-cell table:style-name="ce142" office:value-type="currency" office:currency="USD" office:value="15881210" calcext:value-type="currency">
            <text:p>$15,881,210</text:p>
          </table:table-cell>
          <table:table-cell table:style-name="ce142" office:value-type="currency" office:currency="USD" office:value="11540810" calcext:value-type="currency">
            <text:p>$11,540,810</text:p>
          </table:table-cell>
          <table:table-cell table:style-name="ce132" office:value-type="string" calcext:value-type="string">
            <text:p>Beginning net assets</text:p>
          </table:table-cell>
          <table:table-cell table:style-name="ce142" office:value-type="currency" office:currency="USD" office:value="10562747" calcext:value-type="currency">
            <text:p>$10,562,747</text:p>
          </table:table-cell>
          <table:table-cell table:style-name="ce142" office:value-type="currency" office:currency="USD" office:value="16931464" calcext:value-type="currency">
            <text:p>$16,931,464</text:p>
          </table:table-cell>
          <table:table-cell table:style-name="ce142" office:value-type="currency" office:currency="USD" office:value="17536163" calcext:value-type="currency">
            <text:p>$17,536,163</text:p>
          </table:table-cell>
          <table:table-cell table:style-name="ce142" office:value-type="currency" office:currency="USD" office:value="20883606" calcext:value-type="currency">
            <text:p>$20,883,606</text:p>
          </table:table-cell>
          <table:table-cell table:style-name="ce142" office:value-type="currency" office:currency="USD" office:value="24084572" calcext:value-type="currency">
            <text:p>$24,084,572</text:p>
          </table:table-cell>
          <table:table-cell table:style-name="ce142" office:value-type="currency" office:currency="USD" office:value="24617294" calcext:value-type="currency">
            <text:p>$24,617,294</text:p>
          </table:table-cell>
          <table:table-cell table:style-name="ce142" office:value-type="currency" office:currency="USD" office:value="38231318" calcext:value-type="currency">
            <text:p>$38,231,318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2" office:value-type="string" calcext:value-type="string">
            <text:p>Ending net assets</text:p>
          </table:table-cell>
          <table:table-cell table:style-name="ce142" office:value-type="currency" office:currency="USD" office:value="2218964" calcext:value-type="currency">
            <text:p>$2,218,964</text:p>
          </table:table-cell>
          <table:table-cell table:style-name="ce142" office:value-type="currency" office:currency="USD" office:value="9212140" calcext:value-type="currency">
            <text:p>$9,212,140</text:p>
          </table:table-cell>
          <table:table-cell table:style-name="ce142" office:value-type="currency" office:currency="USD" office:value="11933099" calcext:value-type="currency">
            <text:p>$11,933,099</text:p>
          </table:table-cell>
          <table:table-cell table:style-name="ce142" office:value-type="currency" office:currency="USD" office:value="15881210" calcext:value-type="currency">
            <text:p>$15,881,210</text:p>
          </table:table-cell>
          <table:table-cell table:style-name="ce142" office:value-type="currency" office:currency="USD" office:value="13356528" calcext:value-type="currency">
            <text:p>$13,356,528</text:p>
          </table:table-cell>
          <table:table-cell table:style-name="ce142" office:value-type="currency" office:currency="USD" office:value="10562747" calcext:value-type="currency">
            <text:p>$10,562,747</text:p>
          </table:table-cell>
          <table:table-cell table:style-name="ce132" office:value-type="string" calcext:value-type="string">
            <text:p>Ending net assets</text:p>
          </table:table-cell>
          <table:table-cell table:style-name="ce142" office:value-type="currency" office:currency="USD" office:value="16931464" calcext:value-type="currency">
            <text:p>$16,931,464</text:p>
          </table:table-cell>
          <table:table-cell table:style-name="ce142" office:value-type="currency" office:currency="USD" office:value="17536163" calcext:value-type="currency">
            <text:p>$17,536,163</text:p>
          </table:table-cell>
          <table:table-cell table:style-name="ce142" office:value-type="currency" office:currency="USD" office:value="20883606" calcext:value-type="currency">
            <text:p>$20,883,606</text:p>
          </table:table-cell>
          <table:table-cell table:style-name="ce142" office:value-type="currency" office:currency="USD" office:value="24084572" calcext:value-type="currency">
            <text:p>$24,084,572</text:p>
          </table:table-cell>
          <table:table-cell table:style-name="ce142" office:value-type="currency" office:currency="USD" office:value="24617294" calcext:value-type="currency">
            <text:p>$24,617,294</text:p>
          </table:table-cell>
          <table:table-cell table:style-name="ce142" office:value-type="currency" office:currency="USD" office:value="38231318" calcext:value-type="currency">
            <text:p>$38,231,318</text:p>
          </table:table-cell>
          <table:table-cell table:style-name="ce142" office:value-type="currency" office:currency="USD" office:value="33442645" calcext:value-type="currency">
            <text:p>$33,442,645</text:p>
          </table:table-cell>
          <table:table-cell table:style-name="ce173" table:number-columns-repeated="16308"/>
          <table:table-cell table:style-name="ce183" table:number-columns-repeated="34"/>
          <table:table-cell table:number-columns-repeated="27"/>
        </table:table-row>
        <table:table-row table:style-name="ro1">
          <table:table-cell table:style-name="ce135"/>
          <table:table-cell table:style-name="ce147"/>
          <table:table-cell/>
          <table:table-cell table:style-name="ce147" table:number-columns-repeated="2"/>
          <table:table-cell table:style-name="ce158" table:number-columns-repeated="9"/>
          <table:table-cell table:style-name="ce165"/>
          <table:table-cell table:number-columns-repeated="16369"/>
        </table:table-row>
        <table:table-row table:style-name="ro1">
          <table:table-cell table:style-name="ce135"/>
          <table:table-cell table:style-name="ce147"/>
          <table:table-cell/>
          <table:table-cell table:style-name="ce147" table:number-columns-repeated="11"/>
          <table:table-cell table:style-name="ce165"/>
          <table:table-cell table:number-columns-repeated="16369"/>
        </table:table-row>
        <table:table-row table:style-name="ro1">
          <table:table-cell table:style-name="ce136"/>
          <table:table-cell table:style-name="ce147"/>
          <table:table-cell/>
          <table:table-cell table:style-name="ce147" table:number-columns-repeated="11"/>
          <table:table-cell table:style-name="ce165"/>
          <table:table-cell table:style-name="ce180" table:number-columns-repeated="16308"/>
          <table:table-cell table:style-name="ce34" table:number-columns-repeated="61"/>
        </table:table-row>
        <table:table-row table:style-name="ro3" table:number-rows-repeated="2">
          <table:table-cell table:number-columns-repeated="5"/>
          <table:table-cell table:style-name="ce159" table:number-columns-repeated="5"/>
          <table:table-cell table:style-name="ce162"/>
          <table:table-cell table:style-name="ce159" table:number-columns-repeated="3"/>
          <table:table-cell table:number-columns-repeated="16370"/>
        </table:table-row>
        <table:table-row table:style-name="ro3">
          <table:table-cell table:number-columns-repeated="9"/>
          <table:table-cell table:style-name="ce160"/>
          <table:table-cell table:style-name="ce162"/>
          <table:table-cell table:number-columns-repeated="16373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Activities'.$A$1" table:expression="#REF!"/>
          <table:named-expression table:name="_xlnm.Sheet_Title" table:base-cell-address="$'Consolidated Activities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Alegreya Sans:onum=1&amp;tnum=1" svg:font-family="'Alegreya Sans:onum=1&amp;tnum=1'" style:font-family-generic="swiss" style:font-pitch="variabl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Sans Pro:onum&amp;tnum" svg:font-family="'Source Sans Pro:onum&amp;tnum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$ </number:text>
      <number:number number:decimal-places="0" number:min-decimal-places="0" number:min-integer-digits="1" number:grouping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1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21:23:24.690692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solidated_20_Activities" style:display-name="PageStyle_Consolidated Activit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3:27:25</meta:creation-date>
    <meta:initial-creator>Vladimir Ivanović</meta:initial-creator>
    <dc:language>en-US</dc:language>
    <dc:date>2023-10-21T21:26:23.762335557</dc:date>
    <meta:editing-cycles>29</meta:editing-cycles>
    <meta:editing-duration>PT17H3M44S</meta:editing-duration>
    <meta:generator>LibreOffice/7.6.2.1$Linux_X86_64 LibreOffice_project/60$Build-1</meta:generator>
    <meta:print-date>2023-10-01T06:25:22.376746270</meta:print-date>
    <meta:printed-by>PDF files: Vladimir Ivanović</meta:printed-by>
    <meta:document-statistic meta:table-count="1" meta:cell-count="16700" meta:object-count="0"/>
    <meta:user-defined meta:name="AppVersion">15.0000</meta:user-defined>
  </office:meta>
</office:document-meta>
</file>